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f900"/>
    </style:style>
    <style:style style:name="P2" style:family="paragraph" style:parent-style-name="Standard">
      <style:text-properties officeooo:paragraph-rsid="0010f900"/>
    </style:style>
    <style:style style:name="P3" style:family="paragraph" style:parent-style-name="Standard">
      <style:text-properties officeooo:rsid="001189be" officeooo:paragraph-rsid="001189be"/>
    </style:style>
    <style:style style:name="P4" style:family="paragraph" style:parent-style-name="Standard">
      <style:paragraph-properties style:line-height-at-least="0.503cm"/>
      <style:text-properties officeooo:paragraph-rsid="001455c2"/>
    </style:style>
    <style:style style:name="P5" style:family="paragraph" style:parent-style-name="Standard">
      <style:paragraph-properties style:line-height-at-least="0.503cm"/>
      <style:text-properties officeooo:paragraph-rsid="0016cf4b"/>
    </style:style>
    <style:style style:name="P6" style:family="paragraph" style:parent-style-name="Standard">
      <style:text-properties fo:color="#000000" style:font-name="Droid Sans Mono" fo:font-size="10.5pt" fo:font-weight="normal" officeooo:rsid="001189be" officeooo:paragraph-rsid="0012b184" fo:background-color="transparent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189be" officeooo:paragraph-rsid="00130b28" fo:background-color="transparent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189be" officeooo:paragraph-rsid="0016cf4b" fo:background-color="transparent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455c2" fo:background-color="transparent"/>
    </style:style>
    <style:style style:name="P11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55852" officeooo:paragraph-rsid="00155852" fo:background-color="transparent"/>
    </style:style>
    <style:style style:name="P1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6cf4b" officeooo:paragraph-rsid="0016cf4b" fo:background-color="transparent"/>
    </style:style>
    <style:style style:name="T1" style:family="text">
      <style:text-properties fo:color="#9cdcfe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b5cea8"/>
    </style:style>
    <style:style style:name="T5" style:family="text">
      <style:text-properties officeooo:rsid="00130b28"/>
    </style:style>
    <style:style style:name="T6" style:family="text">
      <style:text-properties fo:color="#000000" style:font-name="Droid Sans Mono" fo:font-size="10.5pt" fo:font-weight="normal" officeooo:rsid="001189be" fo:background-color="transparent" loext:char-shading-value="0"/>
    </style:style>
    <style:style style:name="T7" style:family="text">
      <style:text-properties fo:color="#000000" style:font-name="Droid Sans Mono" fo:font-size="10.5pt" fo:font-weight="normal" officeooo:rsid="00130b28" fo:background-color="transparent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569cd6"/>
    </style:style>
    <style:style style:name="T10" style:family="text">
      <style:text-properties fo:color="#4ec9b0"/>
    </style:style>
    <style:style style:name="T11" style:family="text">
      <style:text-properties officeooo:rsid="00198e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 – Propuesta de tienda online Desde MongoDB Compass vamos a crear una base de datos para una tienda online: </text:p>
      <text:p text:style-name="P1"/>
      <text:p text:style-name="P1">1. Se creará una colección para los clientes y se insertarán varios documentos con los campos: nombre, apellidos, dirección, email, teléfono y carrito de la compra (array con subdocumentos con los campos id_producto y cantidad).</text:p>
      <text:p text:style-name="P1"/>
      <text:p text:style-name="P3">use store (la creo)</text:p>
      <text:p text:style-name="P3"/>
      <text:p text:style-name="P3">db.customers.insert({</text:p>
      <text:p text:style-name="P3">... name:"John",</text:p>
      <text:p text:style-name="P3">... lastname: "Smith",</text:p>
      <text:p text:style-name="P3">... address: "Calle Larios",</text:p>
      <text:p text:style-name="P3">... email: "jsmith@gmail.com",</text:p>
      <text:p text:style-name="P3">... phoneNumber: 198265465,</text:p>
      <text:p text:style-name="P3">... shoppingCart:[]})</text:p>
      <text:p text:style-name="P3"/>
      <text:p text:style-name="P3">db.customers.find().pretty()</text:p>
      <text:p text:style-name="P3"/>
      <text:p text:style-name="P3">// <text:span text:style-name="T5">Creamos la colección customers insertando varios documentos directamente</text:span></text:p>
      <text:p text:style-name="P6">db.customers.insertMany([ <text:s/></text:p>
      <text:p text:style-name="P9">{</text:p>
      <text:p text:style-name="P9"><text:tab/>name: "Jane",</text:p>
      <text:p text:style-name="P9"><text:tab/>lastname: "Donovan",</text:p>
      <text:p text:style-name="P9"><text:tab/>address: "Carretera Cádiz",</text:p>
      <text:p text:style-name="P9"><text:tab/>email: "jdonovan@gmail.com",</text:p>
      <text:p text:style-name="P9"><text:tab/>phoneNumber: 12365465,</text:p>
      <text:p text:style-name="P9"><text:tab/>shoppingCart: []</text:p>
      <text:p text:style-name="P9">}, {</text:p>
      <text:p text:style-name="P9"><text:tab/>name: "Peter",</text:p>
      <text:p text:style-name="P9"><text:tab/>lastname: "Parker",</text:p>
      <text:p text:style-name="P9"><text:tab/>address: "NY",</text:p>
      <text:p text:style-name="P9"><text:tab/>email: "pparker@gmail.com",</text:p>
      <text:p text:style-name="P9"><text:tab/>phoneNumber: 12874465,</text:p>
      <text:p text:style-name="P9"><text:tab/>shoppingCart: []</text:p>
      <text:p text:style-name="P9">}</text:p>
      <text:p text:style-name="P9">]);</text:p>
      <text:p text:style-name="P9"/>
      <text:p text:style-name="P7">db.customers.find().pretty()</text:p>
      <text:p text:style-name="P7"/>
      <text:p text:style-name="P7">db.customers.update(</text:p>
      <text:p text:style-name="P9"><text:tab/>{name: "John"},</text:p>
      <text:p text:style-name="P9"><text:tab/>{</text:p>
      <text:p text:style-name="P9"><text:tab/><text:tab/>$set: {shoppingCart: [</text:p>
      <text:p text:style-name="P9"><text:tab/><text:tab/><text:tab/>{</text:p>
      <text:p text:style-name="P9"><text:tab/><text:tab/><text:tab/><text:tab/>product_id: products[0]._id,</text:p>
      <text:p text:style-name="P9"><text:tab/><text:tab/><text:tab/><text:tab/>quantity:3</text:p>
      <text:p text:style-name="P9"><text:tab/><text:tab/><text:tab/>},{</text:p>
      <text:p text:style-name="P9"><text:tab/><text:tab/><text:tab/><text:tab/>product_id: products[1]._id,</text:p>
      <text:p text:style-name="P9"><text:tab/><text:tab/><text:tab/><text:tab/>quantity:1</text:p>
      <text:p text:style-name="P9"><text:tab/><text:tab/><text:tab/>}</text:p>
      <text:p text:style-name="P9"><text:soft-page-break/><text:tab/><text:tab/>]}</text:p>
      <text:p text:style-name="P9"><text:tab/>}</text:p>
      <text:p text:style-name="P9">)</text:p>
      <text:p text:style-name="P7"/>
      <text:p text:style-name="P12">db.customers.update(</text:p>
      <text:p text:style-name="P9"><text:tab/>{name: "Peter"},</text:p>
      <text:p text:style-name="P9"><text:tab/>{</text:p>
      <text:p text:style-name="P9"><text:tab/><text:tab/>$set: {shoppingCart: [products[2]._id]}</text:p>
      <text:p text:style-name="P9"><text:tab/>}</text:p>
      <text:p text:style-name="P9">);</text:p>
      <text:p text:style-name="P12"/>
      <text:p text:style-name="P12"/>
      <text:p text:style-name="P12">// Para que sea más comodo desde la shell, guardamos los clientes en un array.</text:p>
      <text:p text:style-name="P12"><text:span text:style-name="T11">c</text:span>onst customers = db.customers.find().toArray();</text:p>
      <text:p text:style-name="P12"/>
      <text:p text:style-name="P5"/>
      <text:p text:style-name="P1">2. Otra colección para los productos y se registrarán varios con: nombre, marca, categoría y precio.</text:p>
      <text:p text:style-name="P1"/>
      <text:p text:style-name="P4"><text:span text:style-name="T6">// </text:span><text:span text:style-name="T7">Creamos la colección products insertando varios documentos directamente</text:span></text:p>
      <text:p text:style-name="P10">db.products.insertMany(</text:p>
      <text:p text:style-name="P10"><text:tab/>[</text:p>
      <text:p text:style-name="P10"><text:tab/>{</text:p>
      <text:p text:style-name="P10"><text:tab/><text:tab/>name: "T-shirt",</text:p>
      <text:p text:style-name="P10"><text:tab/><text:tab/>brand: "Adidas",</text:p>
      <text:p text:style-name="P10"><text:tab/><text:tab/>category: "clothes",</text:p>
      <text:p text:style-name="P10"><text:tab/><text:tab/>price: 15</text:p>
      <text:p text:style-name="P10"><text:tab/>},{</text:p>
      <text:p text:style-name="P10"><text:tab/><text:tab/>name: "Smartphone",</text:p>
      <text:p text:style-name="P10"><text:tab/><text:tab/>brand: "iphone",</text:p>
      <text:p text:style-name="P10"><text:tab/><text:tab/>category: "electronics",</text:p>
      <text:p text:style-name="P10"><text:tab/><text:tab/>price: 1200</text:p>
      <text:p text:style-name="P10"><text:tab/>},{</text:p>
      <text:p text:style-name="P10"><text:tab/><text:tab/>name: "Macarrones",</text:p>
      <text:p text:style-name="P10"><text:tab/><text:tab/>brand: "Carrefour",</text:p>
      <text:p text:style-name="P10"><text:tab/><text:tab/>category: "food",</text:p>
      <text:p text:style-name="P10"><text:tab/><text:tab/>price: 2</text:p>
      <text:p text:style-name="P10"><text:tab/>},</text:p>
      <text:p text:style-name="P10">]</text:p>
      <text:p text:style-name="P10">);</text:p>
      <text:p text:style-name="P10"/>
      <text:p text:style-name="P11">(<text:span text:style-name="T8">lo guardamos en la constante products</text:span>)</text:p>
      <text:p text:style-name="P10">const products = db.products.find().toArray();</text:p>
      <text:p text:style-name="P11">(<text:span text:style-name="T8">consultas</text:span>)</text:p>
      <text:p text:style-name="P11">products[1]</text:p>
      <text:p text:style-name="P11">products[1].name</text:p>
      <text:p text:style-name="P11">products[1]._id</text:p>
      <text:p text:style-name="P1"/>
      <text:p text:style-name="P1"/>
      <text:p text:style-name="P1"/>
      <text:p text:style-name="P1"/>
      <text:p text:style-name="P1"/>
      <text:p text:style-name="P1"><text:soft-page-break/>3. Finalmente se creará una colección de facturas con referencias a cada cliente y producto: id_producto, id_cliente y fecha_factura</text:p>
      <text:p text:style-name="P1"/>
      <text:p text:style-name="P12">// CREAMOS LA COLECCIÓN DE LAS FACTURAS CREANDO VARIAS CON LOS RESPECTIVOS IDENTIFICADORES.</text:p>
      <text:p text:style-name="P12"/>
      <text:p text:style-name="P12">db.invoices.insertMany(</text:p>
      <text:p text:style-name="P9"><text:tab/>[</text:p>
      <text:p text:style-name="P9"><text:tab/><text:tab/>{</text:p>
      <text:p text:style-name="P9"><text:tab/><text:tab/><text:tab/>productId: products[1]._id,</text:p>
      <text:p text:style-name="P9"><text:tab/><text:tab/><text:tab/>clientId: customers[0]._id,</text:p>
      <text:p text:style-name="P9"><text:tab/><text:tab/><text:tab/>date: new Date()</text:p>
      <text:p text:style-name="P9"><text:tab/><text:tab/>},</text:p>
      <text:p text:style-name="P9"><text:tab/><text:tab/>{</text:p>
      <text:p text:style-name="P9"><text:tab/><text:tab/><text:tab/>productId: products[2]._id,</text:p>
      <text:p text:style-name="P9"><text:tab/><text:tab/><text:tab/>clientId: customers[1]._id,</text:p>
      <text:p text:style-name="P9"><text:tab/><text:tab/><text:tab/>date: new Date()</text:p>
      <text:p text:style-name="P9"><text:tab/><text:tab/>},</text:p>
      <text:p text:style-name="P9"><text:tab/><text:tab/>{</text:p>
      <text:p text:style-name="P9"><text:tab/><text:tab/><text:tab/>productId: products[0]._id,</text:p>
      <text:p text:style-name="P9"><text:tab/><text:tab/><text:tab/>clientId: customers[2]._id,</text:p>
      <text:p text:style-name="P9"><text:tab/><text:tab/><text:tab/>date: new Date()</text:p>
      <text:p text:style-name="P9"><text:tab/><text:tab/>},</text:p>
      <text:p text:style-name="P9"><text:tab/>]</text:p>
      <text:p text:style-name="P9">);</text:p>
      <text:p text:style-name="P12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20:01:14.727934980</meta:creation-date>
    <dc:date>2021-05-11T12:46:40.235878261</dc:date>
    <meta:editing-duration>PT1H13M3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101" meta:word-count="300" meta:character-count="2414" meta:non-whitespace-character-count="2092"/>
  </office:meta>
</office:document-meta>
</file>